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5cm" fo:min-width="1.303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standard">
      <style:graphic-properties svg:stroke-color="#000000" draw:fill="solid" draw:fill-color="#579835" draw:textarea-horizontal-align="justify" draw:textarea-vertical-align="middle" draw:auto-grow-height="false" fo:min-height="1.274cm" fo:min-width="0.516cm"/>
    </style:style>
    <style:style style:name="gr4" style:family="graphic" style:parent-style-name="standard">
      <style:graphic-properties draw:stroke="none" draw:fill="none" fo:min-height="0.557cm"/>
    </style:style>
    <style:style style:name="gr5" style:family="graphic" style:parent-style-name="standard">
      <style:graphic-properties svg:stroke-color="#000000" draw:fill="solid" draw:fill-color="#f58220" draw:textarea-horizontal-align="justify" draw:textarea-vertical-align="middle" draw:auto-grow-height="false" fo:min-height="1.147cm" fo:min-width="0.694cm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274cm" fo:min-width="0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79835"/>
      <style:paragraph-properties fo:text-align="center"/>
    </style:style>
    <style:style style:name="P4" style:family="paragraph">
      <loext:graphic-properties draw:fill="solid" draw:fill-color="#f58220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803cm" svg:height="3.2cm" svg:x="10.129cm" svg:y="5.2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117cm" svg:height="1.361cm" svg:x="10.229cm" svg:y="6.413cm">
            <draw:text-box>
              <text:p><text:span text:style-name="T1">MCU</text:span></text:p>
            </draw:text-box>
          </draw:frame>
        </draw:g>
        <draw:g>
          <draw:custom-shape draw:style-name="gr3" draw:text-style-name="P3" draw:layer="layout" svg:width="1.016cm" svg:height="1.524cm" svg:x="10.566cm" svg:y="7.6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408cm" svg:height="0.807cm" svg:x="10.363cm" svg:y="7.926cm">
            <draw:text-box>
              <text:p><text:span text:style-name="T1">Reg</text:span></text:p>
            </draw:text-box>
          </draw:frame>
        </draw:g>
        <draw:g>
          <draw:custom-shape draw:style-name="gr5" draw:text-style-name="P4" draw:layer="layout" svg:width="1.194cm" svg:height="1.397cm" svg:x="10.414cm" svg:y="4.2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1.408cm" svg:height="0.807cm" svg:x="10.414cm" svg:y="4.6cm">
            <draw:text-box>
              <text:p><text:span text:style-name="T1">RX</text:span></text:p>
            </draw:text-box>
          </draw:frame>
        </draw:g>
        <draw:g>
          <draw:custom-shape draw:style-name="gr6" draw:text-style-name="P5" draw:layer="layout" svg:width="1.27cm" svg:height="1.524cm" svg:x="10.414cm" svg:y="5.996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404cm" svg:height="0.802cm" svg:x="10.414cm" svg:y="6.41cm">
            <draw:text-box>
              <text:p text:style-name="P6">IMU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23:06:22.840782159</meta:creation-date>
    <dc:date>2020-02-09T23:45:12.823820806</dc:date>
    <meta:editing-duration>PT26M6S</meta:editing-duration>
    <meta:editing-cycles>5</meta:editing-cycles>
    <meta:generator>LibreOffice/6.0.7.3$Linux_X86_64 LibreOffice_project/00m0$Build-3</meta:generator>
    <meta:document-statistic meta:object-count="35"/>
  </office:meta>
</office:document-meta>
</file>